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d6c35"/>
    </style:style>
    <style:style style:name="P2" style:family="paragraph" style:parent-style-name="Text_20_body" style:list-style-name="L1">
      <style:text-properties officeooo:rsid="000d6c35" officeooo:paragraph-rsid="000d6c35"/>
    </style:style>
    <style:style style:name="P3" style:family="paragraph" style:parent-style-name="Text_20_body" style:list-style-name="L1" style:master-page-name="">
      <loext:graphic-properties draw:fill="none"/>
      <style:paragraph-properties fo:margin-left="3.401cm" fo:margin-right="0cm" fo:margin-top="0cm" fo:margin-bottom="0.247cm" loext:contextual-spacing="false" fo:line-height="115%" fo:text-indent="-0.6cm" style:auto-text-indent="false" style:page-number="auto" fo:background-color="transparent"/>
      <style:text-properties officeooo:rsid="000d6c35" officeooo:paragraph-rsid="000d6c35"/>
    </style:style>
    <style:style style:name="P4" style:family="paragraph" style:parent-style-name="Text_20_body" style:list-style-name="L1">
      <loext:graphic-properties draw:fill="none"/>
      <style:paragraph-properties fo:margin-top="0cm" fo:margin-bottom="0.247cm" loext:contextual-spacing="false" fo:line-height="115%" fo:background-color="transparent"/>
      <style:text-properties officeooo:rsid="000d6c35" officeooo:paragraph-rsid="000d6c35"/>
    </style:style>
    <style:style style:name="P5" style:family="paragraph" style:parent-style-name="Text_20_body" style:list-style-name="L1">
      <loext:graphic-properties draw:fill="none"/>
      <style:paragraph-properties fo:margin-top="0cm" fo:margin-bottom="0.247cm" loext:contextual-spacing="false" fo:line-height="115%" fo:background-color="transparent"/>
      <style:text-properties fo:font-weight="normal" officeooo:rsid="000d6c35" officeooo:paragraph-rsid="000d6c35" style:font-weight-asian="normal" style:font-weight-complex="normal"/>
    </style:style>
    <style:style style:name="P6" style:family="paragraph" style:parent-style-name="Text_20_body" style:list-style-name="L1">
      <loext:graphic-properties draw:fill="none"/>
      <style:paragraph-properties fo:margin-top="0cm" fo:margin-bottom="0.247cm" loext:contextual-spacing="false" fo:line-height="115%" fo:background-color="transparent"/>
      <style:text-properties fo:font-weight="normal" officeooo:rsid="0011217c" officeooo:paragraph-rsid="0011217c" style:font-weight-asian="normal" style:font-weight-complex="normal"/>
    </style:style>
    <style:style style:name="P7" style:family="paragraph" style:parent-style-name="Heading_20_1">
      <style:text-properties officeooo:rsid="000d6c35" officeooo:paragraph-rsid="000d6c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9a7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e9a7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Teoremas e resultados</text:h>
      <text:p text:style-name="P1"/>
      <text:list xml:id="list3101671039" text:style-name="L1">
        <text:list-item>
          <text:p text:style-name="P2">Soma dos n primeiros termos de uma PA, com a1 primeiro elemento e <text:span text:style-name="T1">r</text:span> a razao: </text:p>
          <text:p text:style-name="P3">Sn = n/2 * (2 * a1 + (n – 1) * r)</text:p>
        </text:list-item>
        <text:list-item>
          <text:p text:style-name="P2">Soma dos n primeiros termos de uma PG, com a1 primeiro elemento e <text:span text:style-name="T1">r </text:span><text:span text:style-name="T3">a razao:</text:span></text:p>
          <text:list>
            <text:list-item>
              <text:list>
                <text:list-item>
                  <text:list>
                    <text:list-header>
                      <text:p text:style-name="P5"><text:s text:c="2"/>Sn = a1 (r^n – 1) / (q – 1)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4"><text:span text:style-name="T3">Soma de uma PG infinita, </text:span><text:span text:style-name="T4">com </text:span><text:span text:style-name="T2">-1 &lt; q &lt; 1</text:span><text:span text:style-name="T3">:</text:span></text:p>
          <text:list>
            <text:list-item>
              <text:list>
                <text:list-item>
                  <text:list>
                    <text:list-header>
                      <text:p text:style-name="P5"><text:s text:c="2"/>Sn = a1/(1 – q)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6">floor(Log10(N)) = # digitos de 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15:56:17.692675064</meta:creation-date>
    <dc:date>2018-08-14T10:03:31.649327129</dc:date>
    <meta:editing-duration>PT1M39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8" meta:word-count="83" meta:character-count="332" meta:non-whitespace-character-count="255"/>
  </office:meta>
</office:document-meta>
</file>